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d5fd" officeooo:paragraph-rsid="001fd5fd" style:font-weight-asian="bold" style:font-weight-complex="bold"/>
    </style:style>
    <style:style style:name="P2" style:family="paragraph" style:parent-style-name="Standard">
      <style:text-properties officeooo:rsid="001fd5fd" officeooo:paragraph-rsid="001fd5fd"/>
    </style:style>
    <style:style style:name="P3" style:family="paragraph" style:parent-style-name="Standard">
      <style:text-properties officeooo:rsid="001fd5fd" officeooo:paragraph-rsid="0028d44d"/>
    </style:style>
    <style:style style:name="P4" style:family="paragraph" style:parent-style-name="Standard">
      <style:text-properties officeooo:rsid="0020cbaf" officeooo:paragraph-rsid="0020cbaf"/>
    </style:style>
    <style:style style:name="P5" style:family="paragraph" style:parent-style-name="Standard">
      <style:text-properties officeooo:rsid="00229274" officeooo:paragraph-rsid="00229274"/>
    </style:style>
    <style:style style:name="P6" style:family="paragraph" style:parent-style-name="Standard">
      <style:text-properties officeooo:rsid="00254a25" officeooo:paragraph-rsid="00254a25"/>
    </style:style>
    <style:style style:name="P7" style:family="paragraph" style:parent-style-name="Standard" style:list-style-name="L1">
      <style:text-properties officeooo:paragraph-rsid="0028d44d"/>
    </style:style>
    <style:style style:name="T1" style:family="text">
      <style:text-properties officeooo:rsid="00240a0e"/>
    </style:style>
    <style:style style:name="T2" style:family="text">
      <style:text-properties officeooo:rsid="00246575"/>
    </style:style>
    <style:style style:name="T3" style:family="text">
      <style:text-properties officeooo:rsid="00250876"/>
    </style:style>
    <style:style style:name="T4" style:family="text">
      <style:text-properties officeooo:rsid="002635b1"/>
    </style:style>
    <style:style style:name="T5" style:family="text">
      <style:text-properties officeooo:rsid="00272838"/>
    </style:style>
    <style:style style:name="T6" style:family="text">
      <style:text-properties officeooo:rsid="00282136"/>
    </style:style>
    <style:style style:name="T7" style:family="text">
      <style:text-properties officeooo:rsid="0028d44d"/>
    </style:style>
    <style:style style:name="T8" style:family="text">
      <style:text-properties officeooo:rsid="001fd5fd"/>
    </style:style>
    <style:style style:name="T9" style:family="text">
      <style:text-properties officeooo:rsid="00296b1b"/>
    </style:style>
    <style:style style:name="T10" style:family="text">
      <style:text-properties officeooo:rsid="002c69b3"/>
    </style:style>
    <style:style style:name="T11" style:family="text">
      <style:text-properties officeooo:rsid="002cba3f"/>
    </style:style>
    <style:style style:name="T12" style:family="text">
      <style:text-properties officeooo:rsid="002ea4a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en vrac pour pas les oublier:</text:p>
      <text:p text:style-name="P1"/>
      <text:p text:style-name="P3">Pour la sélection des fourmis, il vaut mieux utiliser une sélection par proportionnalité à l’aptitude qu’une sélection par rang <text:span text:style-name="T7">car :</text:span></text:p>
      <text:list text:style-name="L1">
        <text:list-item>
          <text:p text:style-name="P7"><text:span text:style-name="T7">Les aptitudes ne sont pas si différentes que ça</text:span></text:p>
        </text:list-item>
        <text:list-item>
          <text:p text:style-name="P7"><text:span text:style-name="T8">Dans une sélection par rang, si 10 fourmis ont une même valeur d’aptitude, une d’entre elles sera classée 10 rangs plus haut qu’une autre alors qu’elles ont la même aptitude. </text:span><text:span text:style-name="T9">Or cela arrive souvent que beaucoup de fourmis ramènenet la même quantité de nourriture</text:span></text:p>
        </text:list-item>
      </text:list>
      <text:p text:style-name="P2"/>
      <text:p text:style-name="P4"/>
      <text:p text:style-name="P4">Comment juger une population : nourriture ramenée par fourmi en moyenne ou nourriture totale <text:span text:style-name="T1">ramenée </text:span>?</text:p>
      <text:p text:style-name="P6"><text:span text:style-name="T11">L</text:span>a nourriture ramenée par fourmi en moyenne <text:span text:style-name="T6">n’augmente pas nécessairement,</text:span> mais le nombre de survivant et la quantité totale de nourriture ramenée augment<text:span text:style-name="T4">ent</text:span> <text:span text:style-name="T6">toujours</text:span>.</text:p>
      <text:p text:style-name="P5">J’<text:span text:style-name="T12">imagine que la quantité totale de nourriture ramenée/nombre de survivantes est plus important</text:span>. Même si le fait que plus de fourmis survivent fait qu<text:span text:style-name="T5">e le besoin de nourriture est plus grand</text:span>, ça vaut probablement malgré tout le <text:span text:style-name="T2">coup</text:span> que plus de fourmis survivent e<text:span text:style-name="T3">t</text:span> ramènent de la nourriture <text:span text:style-name="T3">pour </text:span><text:span text:style-name="T10">toute </text:span><text:span text:style-name="T3">la colonie</text:span>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4T13:29:25.904000000</dc:date>
    <meta:editing-duration>PT43M10S</meta:editing-duration>
    <meta:editing-cycles>1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7" meta:word-count="175" meta:character-count="1065" meta:non-whitespace-character-count="899"/>
  </office:meta>
</office:document-meta>
</file>